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0134" officeooo:paragraph-rsid="00120134"/>
    </style:style>
    <style:style style:name="P2" style:family="paragraph" style:parent-style-name="Standard">
      <style:text-properties officeooo:rsid="00132d09" officeooo:paragraph-rsid="00132d09"/>
    </style:style>
    <style:style style:name="P3" style:family="paragraph" style:parent-style-name="Standard">
      <style:text-properties officeooo:rsid="0014a77d" officeooo:paragraph-rsid="0014a77d"/>
    </style:style>
    <style:style style:name="P4" style:family="paragraph" style:parent-style-name="Standard">
      <style:text-properties officeooo:rsid="00120134" officeooo:paragraph-rsid="00120134"/>
    </style:style>
    <style:style style:name="P5" style:family="paragraph" style:parent-style-name="Standard">
      <style:text-properties officeooo:rsid="00132d09" officeooo:paragraph-rsid="00132d09"/>
    </style:style>
    <style:style style:name="P6" style:family="paragraph" style:parent-style-name="Standard">
      <style:text-properties officeooo:rsid="0014a77d" officeooo:paragraph-rsid="0014a77d"/>
    </style:style>
    <style:style style:name="P7" style:family="paragraph" style:parent-style-name="Standard">
      <style:text-properties officeooo:rsid="0017c380" officeooo:paragraph-rsid="0017c380"/>
    </style:style>
    <style:style style:name="P8" style:family="paragraph" style:parent-style-name="Standard">
      <style:text-properties officeooo:rsid="0017c380" officeooo:paragraph-rsid="0019e84c"/>
    </style:style>
    <style:style style:name="P9" style:family="paragraph" style:parent-style-name="Standard">
      <style:text-properties officeooo:rsid="0019e84c" officeooo:paragraph-rsid="0019e84c"/>
    </style:style>
    <style:style style:name="P10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officeooo:rsid="00120134" officeooo:paragraph-rsid="00120134"/>
    </style:style>
    <style:style style:name="T1" style:family="text">
      <style:text-properties officeooo:rsid="0016e568"/>
    </style:style>
    <style:style style:name="T2" style:family="text">
      <style:text-properties officeooo:rsid="001d3384"/>
    </style:style>
    <style:style style:name="T3" style:family="text">
      <style:text-properties officeooo:rsid="001ecb87"/>
    </style:style>
    <style:style style:name="T4" style:family="text">
      <style:text-properties officeooo:rsid="002010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name.sh</text:p>
      <text:p text:style-name="P1"/>
      <text:p text:style-name="P1">if [ $# -ne 2 ]</text:p>
      <text:p text:style-name="P1">then</text:p>
      <text:p text:style-name="P1"><text:s text:c="4"/>echo "Incorrect number of arguments! <text:s/>Acceptable arguments are input file, and output file."</text:p>
      <text:p text:style-name="P1"><text:s text:c="4"/>exit 1</text:p>
      <text:p text:style-name="P1">fi</text:p>
      <text:p text:style-name="P1"/>
      <text:p text:style-name="P1">if [ ! -r $1 ]</text:p>
      <text:p text:style-name="P1">then</text:p>
      <text:p text:style-name="P1"><text:s text:c="4"/>echo "$1 is not readable!"</text:p>
      <text:p text:style-name="P1"><text:s text:c="4"/>exit 1</text:p>
      <text:p text:style-name="P1">fi</text:p>
      <text:p text:style-name="P1"/>
      <text:p text:style-name="P1">x=1</text:p>
      <text:p text:style-name="P1">y=empty</text:p>
      <text:p text:style-name="P1">if [ -f $2 ]</text:p>
      <text:p text:style-name="P1">then</text:p>
      <text:p text:style-name="P1"><text:s text:c="4"/>while [ -f "$2.$x" ]</text:p>
      <text:p text:style-name="P1"><text:s text:c="4"/>do</text:p>
      <text:p text:style-name="P1"><text:s text:c="4"/>x=$(($x+1))</text:p>
      <text:p text:style-name="P1"><text:s text:c="4"/>done</text:p>
      <text:p text:style-name="P1">y="$2.$x"</text:p>
      <text:p text:style-name="P1">mv $1 $y</text:p>
      <text:p text:style-name="P1">exit 0</text:p>
      <text:p text:style-name="P1">fi</text:p>
      <text:p text:style-name="P1"/>
      <text:p text:style-name="P10">mv $1 $2</text:p>
      <text:p text:style-name="P1"/>
      <text:p text:style-name="P1">booklist.sh</text:p>
      <text:p text:style-name="P1"/>
      <text:p text:style-name="P1">clear</text:p>
      <text:p text:style-name="P1"/>
      <text:p text:style-name="P1">if [ $# -ne 1 ]</text:p>
      <text:p text:style-name="P1">then</text:p>
      <text:p text:style-name="P1"><text:s text:c="4"/>echo "Invalid number of arguments! <text:s/>Acceptable arguments are input file."</text:p>
      <text:p text:style-name="P1"><text:s text:c="4"/>exit 1</text:p>
      <text:p text:style-name="P1">fi</text:p>
      <text:p text:style-name="P1"/>
      <text:p text:style-name="P1">if [ ! -r $1 ]</text:p>
      <text:p text:style-name="P1">then</text:p>
      <text:p text:style-name="P1"><text:s text:c="4"/>echo "Input file is not readable!"</text:p>
      <text:p text:style-name="P1"><text:s text:c="4"/>exit 1</text:p>
      <text:p text:style-name="P1">fi</text:p>
      <text:p text:style-name="P1"/>
      <text:p text:style-name="P1">if [ ! -w $1 ]</text:p>
      <text:p text:style-name="P1">then</text:p>
      <text:p text:style-name="P1"><text:s text:c="4"/>echo "Input file is not writable!"</text:p>
      <text:p text:style-name="P1"><text:soft-page-break/><text:s text:c="4"/>exit 1</text:p>
      <text:p text:style-name="P1">fi</text:p>
      <text:p text:style-name="P1"/>
      <text:p text:style-name="P1">echo "Make a choice!"</text:p>
      <text:p text:style-name="P1">echo "1) <text:s/>Search the booklist for entries by author"</text:p>
      <text:p text:style-name="P1">echo "2) <text:s/>Add a new entry to the booklist"</text:p>
      <text:p text:style-name="P1">echo "3) <text:s/>Delete an entry from the booklist (using title as the key)"</text:p>
      <text:p text:style-name="P1">echo "4) <text:s/>Display all entries and the number of entries in the booklist"</text:p>
      <text:p text:style-name="P1">echo "5) <text:s/>Exit"</text:p>
      <text:p text:style-name="P1"/>
      <text:p text:style-name="P1">read choice</text:p>
      <text:p text:style-name="P1"/>
      <text:p text:style-name="P1">case $choice in</text:p>
      <text:p text:style-name="P1">1) echo "Searching booklist by author..."</text:p>
      <text:p text:style-name="P1"><text:s text:c="3"/>clear</text:p>
      <text:p text:style-name="P1"><text:s text:c="3"/>echo "Enter the author to search for:"</text:p>
      <text:p text:style-name="P1"><text:s text:c="3"/>read author</text:p>
      <text:p text:style-name="P1"><text:s text:c="3"/>grep -F "$author" $1 | gawk -F: '{printf "%s\t%s\t%s\n", $1, $2, $3}'</text:p>
      <text:p text:style-name="P1"><text:s text:c="3"/>exit 0</text:p>
      <text:p text:style-name="P1"><text:s text:c="3"/>;;</text:p>
      <text:p text:style-name="P1">2) echo "Adding new entry to booklist..."</text:p>
      <text:p text:style-name="P1"><text:s text:c="3"/>clear</text:p>
      <text:p text:style-name="P1"><text:s text:c="3"/>echo "Make entry as follows: <text:s/>Fname Lname:Title:year"</text:p>
      <text:p text:style-name="P1"><text:s text:c="3"/>read entry</text:p>
      <text:p text:style-name="P1"><text:s text:c="3"/>echo $entry &gt;&gt;$1</text:p>
      <text:p text:style-name="P1"><text:s text:c="3"/>exit 0</text:p>
      <text:p text:style-name="P1"><text:s text:c="3"/>;;</text:p>
      <text:p text:style-name="P1">3) echo "Deleting an entry from the booklist..."</text:p>
      <text:p text:style-name="P1"><text:s text:c="3"/>clear</text:p>
      <text:p text:style-name="P1"><text:s text:c="3"/>echo "Enter the title of the book you wish to delete:"</text:p>
      <text:p text:style-name="P1"><text:s text:c="3"/>read title</text:p>
      <text:p text:style-name="P1"><text:s text:c="3"/>sed -i "/$title/d" ./$1</text:p>
      <text:p text:style-name="P1"><text:s text:c="3"/>exit 0</text:p>
      <text:p text:style-name="P1"><text:s text:c="3"/>;;</text:p>
      <text:p text:style-name="P1">4) echo "Displaying all entries and the number of entries in the booklist..."</text:p>
      <text:p text:style-name="P1"><text:s text:c="3"/>clear</text:p>
      <text:p text:style-name="P1"><text:s text:c="3"/>sort -k2 $1 | gawk -F: '{printf "%s\t%s\t%s\n", $1, $2, $3}'</text:p>
      <text:p text:style-name="P1"><text:s text:c="3"/>numberOfLines=$(wc -l &lt; $1)</text:p>
      <text:p text:style-name="P1"><text:s text:c="3"/>echo "$numberOfLines total entries returned!"</text:p>
      <text:p text:style-name="P1"><text:s text:c="3"/>exit 0</text:p>
      <text:p text:style-name="P1"><text:s text:c="3"/>;;</text:p>
      <text:p text:style-name="P1">5) echo "Exiting..."</text:p>
      <text:p text:style-name="P1"><text:s text:c="3"/>exit 0</text:p>
      <text:p text:style-name="P1"><text:s text:c="3"/>;;</text:p>
      <text:p text:style-name="P1">*) echo "Invalid choice entered! <text:s/>Exiting..."</text:p>
      <text:p text:style-name="P1"><text:s text:c="3"/>exit 1</text:p>
      <text:p text:style-name="P1"><text:s text:c="3"/>;;</text:p>
      <text:p text:style-name="P1">esac</text:p>
      <text:p text:style-name="P2"/>
      <text:p text:style-name="P8"><text:soft-page-break/>Test results for newname:</text:p>
      <text:p text:style-name="P9">1)<text:tab/>./newname.sh a.txt b.txt → renames a.txt to b.txt</text:p>
      <text:p text:style-name="P9"/>
      <text:p text:style-name="P9">2)<text:tab/>./newname.sh a.txt b.txt → renames a.txt to b.txt.2 when b.txt and b.txt.1 exist already.</text:p>
      <text:p text:style-name="P2"/>
      <text:p text:style-name="P2">Test results <text:span text:style-name="T1">for booklist.sh</text:span>:</text:p>
      <text:p text:style-name="P2"/>
      <text:p text:style-name="P3">1) <text:s/><text:span text:style-name="T2">Peter Coad → Peter Coad<text:tab/>Java Design<text:tab/>2010</text:span></text:p>
      <text:p text:style-name="P3"/>
      <text:p text:style-name="P3">2) <text:s/><text:span text:style-name="T3">Shane Stacy:book:2019 → appends to end of proj3.txt</text:span></text:p>
      <text:p text:style-name="P3"/>
      <text:p text:style-name="P3">3) <text:span text:style-name="T4">book → deletes the previous entry from proj3.txt</text:span></text:p>
      <text:p text:style-name="P3"/>
      <text:p text:style-name="P3">4)</text:p>
      <text:p text:style-name="P3">Peter Coad<text:tab/>Java Design<text:tab/><text:tab/>2010</text:p>
      <text:p text:style-name="P3">Cay Hoarstmann<text:tab/>Core Java - Vol 1<text:tab/><text:tab/>2011</text:p>
      <text:p text:style-name="P3">Cay Hoarstmann<text:tab/>Core Java - Vol 2<text:tab/><text:tab/>2012</text:p>
      <text:p text:style-name="P3">Mark Sobell<text:tab/>A Practical Guide to Linux<text:tab/>2014</text:p>
      <text:p text:style-name="P3"/>
      <text:p text:style-name="P3">5) <text:s/>The program exits.</text:p>
      <text:p text:style-name="P3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7:03:13.791554590</meta:creation-date>
    <meta:generator>LibreOffice/6.0.7.3$Linux_X86_64 LibreOffice_project/00m0$Build-3</meta:generator>
    <dc:date>2019-04-17T17:38:45.447852936</dc:date>
    <meta:editing-duration>PT19M14S</meta:editing-duration>
    <meta:editing-cycles>15</meta:editing-cycles>
    <meta:document-statistic meta:table-count="0" meta:image-count="0" meta:object-count="0" meta:page-count="3" meta:paragraph-count="97" meta:word-count="404" meta:character-count="2229" meta:non-whitespace-character-count="1767"/>
  </office:meta>
</office:document-meta>
</file>